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8ed9"/>
    </style:style>
    <style:style style:name="P2" style:family="paragraph" style:parent-style-name="Text_20_body" style:list-style-name="L6">
      <style:text-properties officeooo:paragraph-rsid="000e8ed9"/>
    </style:style>
    <style:style style:name="P3" style:family="paragraph" style:parent-style-name="Text_20_body" style:list-style-name="L6">
      <style:text-properties officeooo:paragraph-rsid="000fe6e1"/>
    </style:style>
    <style:style style:name="P4" style:family="paragraph" style:parent-style-name="Text_20_body">
      <style:text-properties officeooo:paragraph-rsid="000fe6e1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text-properties officeooo:paragraph-rsid="000950c2"/>
    </style:style>
    <style:style style:name="P7" style:family="paragraph" style:parent-style-name="Standard" style:list-style-name="L2">
      <style:text-properties officeooo:paragraph-rsid="000950c2"/>
    </style:style>
    <style:style style:name="P8" style:family="paragraph" style:parent-style-name="Standard">
      <style:text-properties officeooo:paragraph-rsid="000b3c72"/>
    </style:style>
    <style:style style:name="P9" style:family="paragraph" style:parent-style-name="Standard" style:list-style-name="L3">
      <style:text-properties officeooo:paragraph-rsid="000b3c72"/>
    </style:style>
    <style:style style:name="P10" style:family="paragraph" style:parent-style-name="Standard">
      <style:text-properties officeooo:paragraph-rsid="000da4b6"/>
    </style:style>
    <style:style style:name="P11" style:family="paragraph" style:parent-style-name="Standard" style:list-style-name="L4">
      <style:text-properties officeooo:paragraph-rsid="000da4b6"/>
    </style:style>
    <style:style style:name="P12" style:family="paragraph" style:parent-style-name="Standard" style:list-style-name="L4">
      <style:text-properties officeooo:paragraph-rsid="000fe6e1"/>
    </style:style>
    <style:style style:name="P13" style:family="paragraph" style:parent-style-name="Footer" style:list-style-name="L5">
      <style:paragraph-properties fo:text-align="start" style:justify-single-word="false"/>
      <style:text-properties officeooo:paragraph-rsid="000e8ed9"/>
    </style:style>
    <style:style style:name="T1" style:family="text">
      <style:text-properties officeooo:rsid="000950c2"/>
    </style:style>
    <style:style style:name="T2" style:family="text">
      <style:text-properties officeooo:rsid="000b3c72"/>
    </style:style>
    <style:style style:name="T3" style:family="text">
      <style:text-properties officeooo:rsid="000da4b6"/>
    </style:style>
    <style:style style:name="T4" style:family="text">
      <style:text-properties officeooo:rsid="000e8ed9"/>
    </style:style>
    <style:style style:name="T5" style:family="text">
      <style:text-properties style:text-underline-style="solid" style:text-underline-type="double" style:text-underline-width="auto" style:text-underline-color="font-color" officeooo:rsid="000e8ed9"/>
    </style:style>
    <style:style style:name="T6" style:family="text">
      <style:text-properties officeooo:rsid="000fe6e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<text:span text:style-name="T2">What's the problem?</text:span></text:p>
      <text:p text:style-name="P8"><text:span text:style-name="T2"/></text:p>
      <text:p text:style-name="P8"><text:span text:style-name="T1">XML data is easy and cheap both to store and to maintain in the long term but...</text:span></text:p>
      <text:p text:style-name="P6"><text:span text:style-name="T1"/></text:p>
      <text:list xml:id="list2851480738986190638" text:style-name="L2">
        <text:list-item>
          <text:p text:style-name="P7"><text:span text:style-name="T1">XML is just a syntax. To process XML data correctly the meaning and function of the data must be preserved as well</text:span></text:p>
        </text:list-item>
        <text:list-item>
          <text:p text:style-name="P7"><text:span text:style-name="T1">The processing of an XML data stream is highly application-dependent</text:span></text:p>
        </text:list-item>
        <text:list-item>
          <text:p text:style-name="P7"><text:span text:style-name="T1">Different applications and projects make up their own processing models, and have done so over the long term, so there are competing legacy systems</text:span></text:p>
        </text:list-item>
        <text:list-item>
          <text:p text:style-name="P7"><text:span text:style-name="T1">Until recently, standards for describing and packaging data have been comparatively immature</text:span></text:p>
        </text:list-item>
      </text:list>
      <text:p text:style-name="P6"><text:span text:style-name="T1"/></text:p>
      <text:p text:style-name="P6"><text:span text:style-name="T1">Consequently, although XML data may be easy to store without loss, it may be hard to guarantee its correct processing in the long term</text:span></text:p>
      <text:p text:style-name="P6"><text:span text:style-name="T1"/></text:p>
      <text:p text:style-name="P6"><text:span text:style-name="T1">Is TEI-XML the answer?</text:span></text:p>
      <text:p text:style-name="P6"><text:span text:style-name="T1"/></text:p>
      <text:p text:style-name="P6"><text:span text:style-name="T1">YES : it provides an agreed </text:span><text:span text:style-name="T2">vocabulary, together with a consensus</text:span><text:span text:style-name="T1"> around the meanings and intended use of all the XML elements anyone might ever need, plus ways of evolving that consensus in step with changing priorities</text:span></text:p>
      <text:p text:style-name="P8"><text:span text:style-name="T1">NO : in some places the full TEI has many ways </text:span><text:span text:style-name="T2">of</text:span><text:span text:style-name="T1"> doing </text:span><text:span text:style-name="T2">essentially </text:span><text:span text:style-name="T1">the same thing, <text:s/>in others it is under-specified. </text:span><text:span text:style-name="T2">This </text:span><text:span text:style-name="T1">lead</text:span><text:span text:style-name="T2">s</text:span><text:span text:style-name="T1"> to inconsistency and ambiguity </text:span><text:span text:style-name="T2">when trying to combine TEI-XML resources from different projects, and also suggests that something more is needed to ensure that such resources are processable in the long term.</text:span></text:p>
      <text:p text:style-name="P8"><text:span text:style-name="T2"/></text:p>
      <text:p text:style-name="P8"><text:span text:style-name="T2">Are the TEI Guidelines the answer?</text:span></text:p>
      <text:p text:style-name="P8"><text:span text:style-name="T2"/></text:p>
      <text:p text:style-name="P8"><text:span text:style-name="T2">YES BUT</text:span></text:p>
      <text:list xml:id="list7737135773989885081" text:style-name="L3">
        <text:list-item>
          <text:p text:style-name="P9"><text:span text:style-name="T2"><text:s text:c="2"/>they are only human-readable</text:span></text:p>
        </text:list-item>
        <text:list-item>
          <text:p text:style-name="P9"><text:span text:style-name="T2"><text:s text:c="2"/>they must be customized</text:span></text:p>
        </text:list-item>
        <text:list-item>
          <text:p text:style-name="P9"><text:span text:style-name="T2"><text:s text:c="2"/>they do not specify a processing model</text:span></text:p>
        </text:list-item>
      </text:list>
      <text:p text:style-name="P8"><text:span text:style-name="T2"/></text:p>
      <text:p text:style-name="P10"><text:span text:style-name="T3">ODD is the (start of an) <text:s/>answer!</text:span></text:p>
      <text:p text:style-name="P10"><text:span text:style-name="T3"/></text:p>
      <text:list xml:id="list3671534640342171542" text:style-name="L4">
        <text:list-item>
          <text:p text:style-name="P11"><text:span text:style-name="T3">An ODD is human- and machine- readable</text:span></text:p>
        </text:list-item>
        <text:list-item>
          <text:p text:style-name="P11"><text:span text:style-name="T3">It specifies the subset of TEI recommendations actually used</text:span></text:p>
        </text:list-item>
        <text:list-item>
          <text:p text:style-name="P11"><text:span text:style-name="T3">It also specifies where a customization has more tightly constrained or </text:span><text:span text:style-name="T6">has </text:span><text:span text:style-name="T3">extended the TEI</text:span></text:p>
        </text:list-item>
        <text:list-item>
          <text:p text:style-name="P12"><text:span text:style-name="T6">Although it does not formally specify a processing model, it reduces the complexity of doing so</text:span></text:p>
        </text:list-item>
        <text:list-item>
          <text:p text:style-name="P11"><text:span text:style-name="T3">It is also a TEI-XML document, and hence preservable in the same way</text:span></text:p>
        </text:list-item>
      </text:list>
      <text:p text:style-name="P10"><text:span text:style-name="T3"/></text:p>
      <text:p text:style-name="P1"/>
      <text:p text:style-name="P1"><text:span text:style-name="T4">“</text:span>TEI Conformance” <text:span text:style-name="T4">goes</text:span> beyond simple syntactic validity</text:p>
      <text:p text:style-name="P1"><text:span text:style-name="T4">A TEI conformant file must </text:span></text:p>
      <text:list xml:id="list6184835854473753642" text:style-name="L6">
        <text:list-item>
          <text:p text:style-name="P3"><text:span text:style-name="T4">be valid with respect to TEI All </text:span></text:p>
        </text:list-item>
        <text:list-item>
          <text:p text:style-name="P3"><text:span text:style-name="T6">be accompanied by an</text:span><text:span text:style-name="T4"> ODD </text:span><text:span text:style-name="T6">documenting its specific TEI usage </text:span></text:p>
        </text:list-item>
        <text:list-item>
          <text:p text:style-name="P2"><text:span text:style-name="T4">respect any additional constraints (e.g. use of elements from non-</text:span><text:span text:style-name="T5">TEI</text:span><text:span text:style-name="T4"> namespaces)</text:span></text:p>
        </text:list-item>
        <text:list-item>
          <text:p text:style-name="P2"><text:soft-page-break/><text:span text:style-name="T4">respect the TEI conceptual model</text:span></text:p>
        </text:list-item>
      </text:list>
      <text:p text:style-name="P4"><text:span text:style-name="T6"/></text:p>
      <text:p text:style-name="P1"><text:span text:style-name="T4">Suggested procedures:</text:span></text:p>
      <text:list xml:id="list5375144840214870366" text:style-name="L5">
        <text:list-item>
          <text:p text:style-name="P13">syntactic validation of each document against the most appropriate TEI schema; for documents containing textual data this would naturally include TEI All, but also any project-supplied XML schema, and also (for any ODD document supplied) the standard TEI ODD schema;</text:p>
        </text:list-item>
        <text:list-item>
          <text:p text:style-name="P13">creation of a TEI schema from the supplied ODD and validation of the documents against that in order to validate any project-specific constraints such as attribute values; </text:p>
        </text:list-item>
        <text:list-item>
          <text:p text:style-name="P13">comparison of the ODD supplied with an ODD generated automatically from the document set;</text:p>
        </text:list-item>
        <text:list-item>
          <text:p text:style-name="P13">definition and usage of a set of stylesheets to convert the resource into a "lowest common denominator" TEI format.</text:p>
        </text:list-item>
      </text:list>
      <text:p text:style-name="P10"><text:span text:style-name="T3"/></text:p>
      <text:list xml:id="list431520672" text:continue-list="list7737135773989885081" text:style-name="L3">
        <text:list-header>
          <text:p text:style-name="P9"><text:span text:style-name="T2"/></text:p>
        </text:list-header>
      </text:list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bats" svg:font-family="starbats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Burnard</meta:initial-creator>
    <meta:creation-date>2013-09-23T12:50:17</meta:creation-date>
    <dc:date>2013-09-23T23:25:56</dc:date>
    <dc:creator>Lou Burnard</dc:creator>
    <meta:editing-duration>PT10H20M29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2" meta:paragraph-count="33" meta:word-count="467" meta:character-count="2727" meta:non-whitespace-character-count="2301"/>
  </office:meta>
</office:document-meta>
</file>